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D80000061AF4732AAE0AF0C0E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210.01mm" table:align="margins"/>
    </style:style>
    <style:style style:name="Table1.A" style:family="table-column">
      <style:table-column-properties style:column-width="27.98mm" style:rel-column-width="8729*"/>
    </style:style>
    <style:style style:name="Table1.B" style:family="table-column">
      <style:table-column-properties style:column-width="182.03mm" style:rel-column-width="56806*"/>
    </style:style>
    <style:style style:name="Table1.A1" style:family="table-cell">
      <style:table-cell-properties fo:padding="0.97mm" fo:border="none"/>
    </style:style>
    <style:style style:name="P1" style:family="paragraph" style:parent-style-name="Standard" style:master-page-name="Start_20_Page">
      <style:paragraph-properties style:page-number="auto"/>
    </style:style>
    <style:style style:name="T1" style:family="text">
      <style:text-properties style:font-name="Ubuntu" fo:font-size="10.5pt"/>
    </style:style>
    <style:style style:name="T2" style:family="text">
      <style:text-properties style:font-name="Ubuntu" fo:font-size="10.5pt" officeooo:rsid="001ef8c6"/>
    </style:style>
    <style:style style:name="T3" style:family="text">
      <style:text-properties style:font-name="Ubuntu" fo:font-size="10.5pt" officeooo:rsid="0020a2c0"/>
    </style:style>
    <style:style style:name="T4" style:family="text">
      <style:text-properties officeooo:rsid="001ef8c6"/>
    </style:style>
    <style:style style:name="fr1" style:family="graphic" style:parent-style-name="Graphics">
      <style:graphic-properties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1"><draw:frame draw:style-name="fr1" draw:name="bb3_man_start_page.png" text:anchor-type="paragraph" svg:width="210.01mm" svg:height="264.53mm" draw:z-index="0"><draw:image xlink:href="Pictures/10000201000004D80000061AF4732AAE0AF0C0E2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Frame_20_contents">Ver. 1.0<text:span text:style-name="T4">1</text:span> – <text:span text:style-name="T1">0</text:span><text:span text:style-name="T3">5</text:span>/20<text:span text:style-name="T1">20</text:span></text:p>
            <text:p text:style-name="Frame_20_contents">www.envox.hr – github.com/eez-open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Ubuntu" svg:font-family="Ubuntu" style:font-adornments="Regular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3mm"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0mm" fo:margin-bottom="0mm" fo:margin-left="0mm" fo:margin-right="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draw:fill="none" draw:fill-color="#cfe7f5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BB3 Benutzerhandbuch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BB3 Benutzerhandbuch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7" style:next-style-name="master_5f_right_20_page"/>
    <style:master-page style:name="master_5f_right_20_page" style:display-name="master_right page" style:page-layout-name="Mpm8" style:next-style-name="master_5f_left_20_page"/>
    <style:master-page style:name="Start_20_Page" style:display-name="Start Pag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6.2.4.2$Linux_X86_64 LibreOffice_project/2412653d852ce75f65fbfa83fb7e7b669a126d64</meta:generator>
    <meta:keyword>SCPI</meta:keyword>
    <meta:keyword>IEEE 488</meta:keyword>
    <meta:keyword>Remote control</meta:keyword>
    <meta:keyword>Programming reference</meta:keyword>
    <dc:title>EEZ PSU SCPI reference</dc:title>
    <meta:document-statistic meta:table-count="1" meta:image-count="1" meta:object-count="0" meta:page-count="1" meta:paragraph-count="7" meta:word-count="20" meta:character-count="130" meta:non-whitespace-character-count="115"/>
    <meta:user-defined meta:name="WebPublish_HTML_Profile">EEZ (HTML)</meta:user-defined>
  </office:meta>
</office:document-meta>
</file>